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]-[.B1])*([.A1]-[.B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2]-[.B2])*([.A2]-[.B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3]-[.B3])*([.A3]-[.B3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([.A4]-[.B4])*([.A4]-[.B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2:15:47.111764677</meta:creation-date>
    <dc:date>2021-02-04T12:34:06.239068058</dc:date>
    <meta:editing-duration>PT7M39S</meta:editing-duration>
    <meta:editing-cycles>1</meta:editing-cycles>
    <meta:document-statistic meta:table-count="1" meta:cell-count="10" meta:object-count="0"/>
    <meta:generator>LibreOffice/7.0.3.1$Linux_X86_64 LibreOffice_project/00$Build-1</meta:generator>
  </office:meta>
</office:document-meta>
</file>